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03.2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AS D’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GNU/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A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/MultiDiff/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/Ooo.HG/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/VRT network equipment/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/PortraitOrLandscape/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7.5.8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3.1.2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4.0 (3.3.7 pour 32b)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LGPL/GPL/M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.6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2.10.8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R 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/Qwant/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/KeeFox/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/Ublock Origin/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1.18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8.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LGPL V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2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/Agent OCS/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/Reports (rapports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/PDF (impression de pdf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/WebService/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OCS Inventory ng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FusionInventory/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Mobile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Uninstall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/Data Injec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Additional Alerts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Escala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Behaviors (Comportements)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TimeLineTicket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eststock/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GPL2 / LGPL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/LireCouleur/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6 Commun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LPI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.1.0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/K-9 Mail/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.60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/WEBACCESS/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8.10.10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Modeleur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IS Designer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1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 compatible avec la version nodeJS préconisé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5.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.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20161106" calcext:value-type="float">
            <text:p>20161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string" calcext:value-type="string">
            <text:p>3.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3.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5.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9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4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3.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.3" calcext:value-type="float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4" calcext:value-type="float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6" calcext:value-type="float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2.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9" calcext:value-type="float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GNU/Linu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09:58:53.66343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7T09:59:06.065143139</dc:date>
    <dc:creator>Bastien Guerry</dc:creator>
    <meta:editing-duration>PT1M20S</meta:editing-duration>
    <meta:editing-cycles>4</meta:editing-cycles>
    <meta:document-statistic meta:table-count="1" meta:cell-count="1382" meta:object-count="0"/>
  </office:meta>
</office:document-meta>
</file>